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01" calcext:value-type="float">
            <text:p>1.00E-014</text:p>
          </table:table-cell>
          <table:table-cell table:style-name="ce2" office:value-type="float" office:value="0.001" calcext:value-type="float">
            <text:p>1.00E-003</text:p>
          </table:table-cell>
          <table:table-cell table:number-columns-repeated="2" table:style-name="ce2" office:value-type="float" office:value="0.0000001" calcext:value-type="float">
            <text:p>1.00E-00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formula="of:=[.D8]/[.F8]" office:value-type="float" office:value="1.00000001005879" calcext:value-type="float">
            <text:p>1.0000000101</text:p>
          </table:table-cell>
          <table:table-cell table:formula="of:=[.D8]-[.F8]" office:value-type="float" office:value="0.0000085204990227794" calcext:value-type="float">
            <text:p>8.520499022779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8]/[.O8]" office:value-type="float" office:value="0.999999999962233" calcext:value-type="float">
            <text:p>1</text:p>
          </table:table-cell>
          <table:table-cell table:formula="of:=[.M8]-[.O8]" office:value-type="float" office:value="-0.0000000319910213875119" calcext:value-type="float">
            <text:p>-0.00000003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formula="of:=[.D9]/[.F9]" office:value-type="float" office:value="1.00000001005555" calcext:value-type="float">
            <text:p>1.0000000101</text:p>
          </table:table-cell>
          <table:table-cell table:formula="of:=[.D9]-[.F9]" office:value-type="float" office:value="0.0000307157301904226" calcext:value-type="float">
            <text:p>3.0715730190422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9]/[.O9]" office:value-type="float" office:value="0.999999999962237" calcext:value-type="float">
            <text:p>1</text:p>
          </table:table-cell>
          <table:table-cell table:formula="of:=[.M9]-[.O9]" office:value-type="float" office:value="-0.000000115349848783808" calcext:value-type="float">
            <text:p>-1.15349848783808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formula="of:=[.D10]/[.F10]" office:value-type="float" office:value="1.00000001018276" calcext:value-type="float">
            <text:p>1.0000000102</text:p>
          </table:table-cell>
          <table:table-cell table:formula="of:=[.D10]-[.F10]" office:value-type="float" office:value="0.0000123904098927596" calcext:value-type="float">
            <text:p>1.23904098927596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10]/[.O10]" office:value-type="float" office:value="1.00000000025688" calcext:value-type="float">
            <text:p>1.0000000003</text:p>
          </table:table-cell>
          <table:table-cell table:formula="of:=[.M10]-[.O10]" office:value-type="float" office:value="0.00000031257013688446" calcext:value-type="float">
            <text:p>3.1257013688446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formula="of:=[.D11]/[.F11]" office:value-type="float" office:value="0.999383802407994" calcext:value-type="float">
            <text:p>0.9993838024</text:p>
          </table:table-cell>
          <table:table-cell table:formula="of:=[.D11]-[.F11]" office:value-type="float" office:value="0.000132808323072969" calcext:value-type="float">
            <text:p>0.000132808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11]/[.O11]" office:value-type="float" office:value="1.00000162366669" calcext:value-type="float">
            <text:p>1.0000016237</text:p>
          </table:table-cell>
          <table:table-cell table:formula="of:=[.M11]-[.O11]" office:value-type="float" office:value="-0.000000349946352978803" calcext:value-type="float">
            <text:p>-3.49946352978803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formula="of:=[.D12]/[.F12]" office:value-type="float" office:value="1.00753016129273" calcext:value-type="float">
            <text:p>1.0075301613</text:p>
          </table:table-cell>
          <table:table-cell table:formula="of:=[.D12]-[.F12]" office:value-type="float" office:value="0.000478765513126311" calcext:value-type="float">
            <text:p>0.000478765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12]/[.O12]" office:value-type="float" office:value="0.999980152813764" calcext:value-type="float">
            <text:p>0.9999801528</text:p>
          </table:table-cell>
          <table:table-cell table:formula="of:=[.M12]-[.O12]" office:value-type="float" office:value="-0.00000126190350080435" calcext:value-type="float">
            <text:p>-1.26190350080435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formula="of:=[.D13]/[.F13]" office:value-type="float" office:value="1.13733987147622" calcext:value-type="float">
            <text:p>1.1373398715</text:p>
          </table:table-cell>
          <table:table-cell table:formula="of:=[.D13]-[.F13]" office:value-type="float" office:value="0.00019313844930702" calcext:value-type="float">
            <text:p>0.00019313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13]/[.O13]" office:value-type="float" office:value="1.00243859402041" calcext:value-type="float">
            <text:p>1.002438594</text:p>
          </table:table-cell>
          <table:table-cell table:formula="of:=[.M13]-[.O13]" office:value-type="float" office:value="0.00000342100594871004" calcext:value-type="float">
            <text:p>0.00000342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D20]/[.F20]" office:value-type="float" office:value="1.00000001002102" calcext:value-type="float">
            <text:p>1.00000001</text:p>
          </table:table-cell>
          <table:table-cell table:formula="of:=[.D20]-[.F20]" office:value-type="float" office:value="0.00000848850800139189" calcext:value-type="float">
            <text:p>8.4885080013918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table:formula="of:=[.M20]/[.O20]" office:value-type="float" office:value="0.999999999990261" calcext:value-type="float">
            <text:p>1</text:p>
          </table:table-cell>
          <table:table-cell table:formula="of:=[.M20]-[.O20]" office:value-type="float" office:value="-0.00000000824991275294451" calcext:value-type="float">
            <text:p>-8.24991275294451E-00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D21]/[.F21]" office:value-type="float" office:value="1.00000001001779" calcext:value-type="float">
            <text:p>1.00000001</text:p>
          </table:table-cell>
          <table:table-cell table:formula="of:=[.D21]-[.F21]" office:value-type="float" office:value="0.0000306003803416388" calcext:value-type="float">
            <text:p>3.0600380341638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table:formula="of:=[.M21]/[.O21]" office:value-type="float" office:value="0.999999999990264" calcext:value-type="float">
            <text:p>1</text:p>
          </table:table-cell>
          <table:table-cell table:formula="of:=[.M21]-[.O21]" office:value-type="float" office:value="-0.0000000297400220006239" calcext:value-type="float">
            <text:p>-2.97400220006239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D22]/[.F22]" office:value-type="float" office:value="1.00000001043964" calcext:value-type="float">
            <text:p>1.0000000104</text:p>
          </table:table-cell>
          <table:table-cell table:formula="of:=[.D22]-[.F22]" office:value-type="float" office:value="0.0000127029800296441" calcext:value-type="float">
            <text:p>0.00001270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table:formula="of:=[.M22]/[.O22]" office:value-type="float" office:value="1.0000000000662" calcext:value-type="float">
            <text:p>1.0000000001</text:p>
          </table:table-cell>
          <table:table-cell table:formula="of:=[.M22]-[.O22]" office:value-type="float" office:value="0.0000000805500803835457" calcext:value-type="float">
            <text:p>8.05500803835457E-008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D23]/[.F23]" office:value-type="float" office:value="0.999385425074184" calcext:value-type="float">
            <text:p>0.9993854251</text:p>
          </table:table-cell>
          <table:table-cell table:formula="of:=[.D23]-[.F23]" office:value-type="float" office:value="0.000132458376719991" calcext:value-type="float">
            <text:p>0.00013245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table:formula="of:=[.M23]/[.O23]" office:value-type="float" office:value="1.00000041898036" calcext:value-type="float">
            <text:p>1.000000419</text:p>
          </table:table-cell>
          <table:table-cell table:formula="of:=[.M23]-[.O23]" office:value-type="float" office:value="-0.000000090302292976574" calcext:value-type="float">
            <text:p>-9.0302292976574E-00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D24]/[.F24]" office:value-type="float" office:value="1.00751016465398" calcext:value-type="float">
            <text:p>1.0075101647</text:p>
          </table:table-cell>
          <table:table-cell table:formula="of:=[.D24]-[.F24]" office:value-type="float" office:value="0.000477503609625507" calcext:value-type="float">
            <text:p>0.0004775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table:formula="of:=[.M24]/[.O24]" office:value-type="float" office:value="0.99999487843538" calcext:value-type="float">
            <text:p>0.9999948784</text:p>
          </table:table-cell>
          <table:table-cell table:formula="of:=[.M24]-[.O24]" office:value-type="float" office:value="-0.000000325629289504858" calcext:value-type="float">
            <text:p>-3.25629289504858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D25]/[.F25]" office:value-type="float" office:value="1.14011338168597" calcext:value-type="float">
            <text:p>1.1401133817</text:p>
          </table:table-cell>
          <table:table-cell table:formula="of:=[.D25]-[.F25]" office:value-type="float" office:value="0.00019655945525573" calcext:value-type="float">
            <text:p>0.00019655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table:formula="of:=[.M25]/[.O25]" office:value-type="float" office:value="1.00062727474357" calcext:value-type="float">
            <text:p>1.0006272747</text:p>
          </table:table-cell>
          <table:table-cell table:formula="of:=[.M25]-[.O25]" office:value-type="float" office:value="0.00000088157155471013" calcext:value-type="float">
            <text:p>8.8157155471013E-00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formula="of:=[.D32]/[.F32]" office:value-type="float" office:value="1.00000001004905" calcext:value-type="float">
            <text:p>1.00000001</text:p>
          </table:table-cell>
          <table:table-cell table:formula="of:=[.D32]-[.F32]" office:value-type="float" office:value="0.00000851224911002646" calcext:value-type="float">
            <text:p>8.5122491100264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32]/[.O32]" office:value-type="float" office:value="0.999999999971973" calcext:value-type="float">
            <text:p>1</text:p>
          </table:table-cell>
          <table:table-cell table:formula="of:=[.M32]-[.O32]" office:value-type="float" office:value="-0.0000000237411086345674" calcext:value-type="float">
            <text:p>-2.37411086345674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formula="of:=[.D33]/[.F33]" office:value-type="float" office:value="1.00000001004582" calcext:value-type="float">
            <text:p>1.00000001</text:p>
          </table:table-cell>
          <table:table-cell table:formula="of:=[.D33]-[.F33]" office:value-type="float" office:value="0.000030685990168422" calcext:value-type="float">
            <text:p>0.000030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33]/[.O33]" office:value-type="float" office:value="0.999999999971974" calcext:value-type="float">
            <text:p>1</text:p>
          </table:table-cell>
          <table:table-cell table:formula="of:=[.M33]-[.O33]" office:value-type="float" office:value="-0.000000085609826783184" calcext:value-type="float">
            <text:p>-8.5609826783184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formula="of:=[.D34]/[.F34]" office:value-type="float" office:value="1.00000001024896" calcext:value-type="float">
            <text:p>1.0000000102</text:p>
          </table:table-cell>
          <table:table-cell table:formula="of:=[.D34]-[.F34]" office:value-type="float" office:value="0.0000124709599731432" calcext:value-type="float">
            <text:p>0.000012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34]/[.O34]" office:value-type="float" office:value="1.00000000019068" calcext:value-type="float">
            <text:p>1.0000000002</text:p>
          </table:table-cell>
          <table:table-cell table:formula="of:=[.M34]-[.O34]" office:value-type="float" office:value="0.000000232020056500914" calcext:value-type="float">
            <text:p>0.00000023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formula="of:=[.D35]/[.F35]" office:value-type="float" office:value="0.999384221130178" calcext:value-type="float">
            <text:p>0.9993842211</text:p>
          </table:table-cell>
          <table:table-cell table:formula="of:=[.D35]-[.F35]" office:value-type="float" office:value="0.000132718020779993" calcext:value-type="float">
            <text:p>0.0001327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35]/[.O35]" office:value-type="float" office:value="1.00000120468583" calcext:value-type="float">
            <text:p>1.0000012047</text:p>
          </table:table-cell>
          <table:table-cell table:formula="of:=[.M35]-[.O35]" office:value-type="float" office:value="-0.000000259644060002229" calcext:value-type="float">
            <text:p>-2.59644060002229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formula="of:=[.D36]/[.F36]" office:value-type="float" office:value="1.0075250011619" calcext:value-type="float">
            <text:p>1.0075250012</text:p>
          </table:table-cell>
          <table:table-cell table:formula="of:=[.D36]-[.F36]" office:value-type="float" office:value="0.000478439883836806" calcext:value-type="float">
            <text:p>0.000478439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36]/[.O36]" office:value-type="float" office:value="0.999985274302966" calcext:value-type="float">
            <text:p>0.9999852743</text:p>
          </table:table-cell>
          <table:table-cell table:formula="of:=[.M36]-[.O36]" office:value-type="float" office:value="-0.000000936274211299493" calcext:value-type="float">
            <text:p>-9.36274211299493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formula="of:=[.D37]/[.F37]" office:value-type="float" office:value="1.13805329605245" calcext:value-type="float">
            <text:p>1.1380532961</text:p>
          </table:table-cell>
          <table:table-cell table:formula="of:=[.D37]-[.F37]" office:value-type="float" office:value="0.00019402002086173" calcext:value-type="float">
            <text:p>0.000194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37]/[.O37]" office:value-type="float" office:value="1.00181018379426" calcext:value-type="float">
            <text:p>1.0018101838</text:p>
          </table:table-cell>
          <table:table-cell table:formula="of:=[.M37]-[.O37]" office:value-type="float" office:value="0.00000253943439399991" calcext:value-type="float">
            <text:p>2.53943439399991E-00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formula="of:=[.D44]/[.F44]" office:value-type="float" office:value="1.00000001001465" calcext:value-type="float">
            <text:p>1.00000001</text:p>
          </table:table-cell>
          <table:table-cell table:formula="of:=[.D44]-[.F44]" office:value-type="float" office:value="0.00000848311003665003" calcext:value-type="float">
            <text:p>8.4831100366500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table:formula="of:=[.M44]/[.O44]" office:value-type="float" office:value="0.999999999955861" calcext:value-type="float">
            <text:p>1</text:p>
          </table:table-cell>
          <table:table-cell table:formula="of:=[.M44]-[.O44]" office:value-type="float" office:value="-0.0000000373889861293719" calcext:value-type="float">
            <text:p>-3.73889861293719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formula="of:=[.D45]/[.F45]" office:value-type="float" office:value="1.00000001001141" calcext:value-type="float">
            <text:p>1.00000001</text:p>
          </table:table-cell>
          <table:table-cell table:formula="of:=[.D45]-[.F45]" office:value-type="float" office:value="0.0000305809103338106" calcext:value-type="float">
            <text:p>3.0580910333810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table:formula="of:=[.M45]/[.O45]" office:value-type="float" office:value="0.999999999955863" calcext:value-type="float">
            <text:p>1</text:p>
          </table:table-cell>
          <table:table-cell table:formula="of:=[.M45]-[.O45]" office:value-type="float" office:value="-0.000000134819856612012" calcext:value-type="float">
            <text:p>-1.34819856612012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formula="of:=[.D46]/[.F46]" office:value-type="float" office:value="1.00000001048304" calcext:value-type="float">
            <text:p>1.0000000105</text:p>
          </table:table-cell>
          <table:table-cell table:formula="of:=[.D46]-[.F46]" office:value-type="float" office:value="0.0000127557898395025" calcext:value-type="float">
            <text:p>1.2755789839502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table:formula="of:=[.M46]/[.O46]" office:value-type="float" office:value="1.00000000030028" calcext:value-type="float">
            <text:p>1.0000000003</text:p>
          </table:table-cell>
          <table:table-cell table:formula="of:=[.M46]-[.O46]" office:value-type="float" office:value="0.000000365379946742905" calcext:value-type="float">
            <text:p>3.65379946742905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formula="of:=[.D47]/[.F47]" office:value-type="float" office:value="0.999385698836941" calcext:value-type="float">
            <text:p>0.9993856988</text:p>
          </table:table-cell>
          <table:table-cell table:formula="of:=[.D47]-[.F47]" office:value-type="float" office:value="0.000132399336790989" calcext:value-type="float">
            <text:p>0.000132399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table:formula="of:=[.M47]/[.O47]" office:value-type="float" office:value="1.00000189759824" calcext:value-type="float">
            <text:p>1.0000018976</text:p>
          </table:table-cell>
          <table:table-cell table:formula="of:=[.M47]-[.O47]" office:value-type="float" office:value="-0.000000408986281980051" calcext:value-type="float">
            <text:p>-0.00000040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formula="of:=[.D48]/[.F48]" office:value-type="float" office:value="1.00750679107194" calcext:value-type="float">
            <text:p>1.0075067911</text:p>
          </table:table-cell>
          <table:table-cell table:formula="of:=[.D48]-[.F48]" office:value-type="float" office:value="0.000477290712158712" calcext:value-type="float">
            <text:p>0.00047729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table:formula="of:=[.M48]/[.O48]" office:value-type="float" office:value="0.999976804445478" calcext:value-type="float">
            <text:p>0.9999768044</text:p>
          </table:table-cell>
          <table:table-cell table:formula="of:=[.M48]-[.O48]" office:value-type="float" office:value="-0.00000147480096759911" calcext:value-type="float">
            <text:p>-1.47480096759911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formula="of:=[.D49]/[.F49]" office:value-type="float" office:value="1.14058330570488" calcext:value-type="float">
            <text:p>1.1405833057</text:p>
          </table:table-cell>
          <table:table-cell table:formula="of:=[.D49]-[.F49]" office:value-type="float" office:value="0.00019713743811287" calcext:value-type="float">
            <text:p>0.000197137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table:formula="of:=[.M49]/[.O49]" office:value-type="float" office:value="1.00285177220108" calcext:value-type="float">
            <text:p>1.0028517722</text:p>
          </table:table-cell>
          <table:table-cell table:formula="of:=[.M49]-[.O49]" office:value-type="float" office:value="0.00000399898880584998" calcext:value-type="float">
            <text:p>0.00000399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table:formula="of:=[.M56]/[.O56]" office:value-type="float" office:value="1.0000000000344" calcext:value-type="float">
            <text:p>1</text:p>
          </table:table-cell>
          <table:table-cell table:formula="of:=[.M56]-[.O56]" office:value-type="float" office:value="0.0000000291390733764274" calcext:value-type="float">
            <text:p>2.91390733764274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table:formula="of:=[.M57]/[.O57]" office:value-type="float" office:value="1.0000000000344" calcext:value-type="float">
            <text:p>1</text:p>
          </table:table-cell>
          <table:table-cell table:formula="of:=[.M57]-[.O57]" office:value-type="float" office:value="0.000000105079834611388" calcext:value-type="float">
            <text:p>1.05079834611388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table:formula="of:=[.M58]/[.O58]" office:value-type="float" office:value="0.999999999765919" calcext:value-type="float">
            <text:p>0.9999999998</text:p>
          </table:table-cell>
          <table:table-cell table:formula="of:=[.M58]-[.O58]" office:value-type="float" office:value="-0.00000028482986635936" calcext:value-type="float">
            <text:p>-2.8482986635936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table:formula="of:=[.M59]/[.O59]" office:value-type="float" office:value="0.999998521384923" calcext:value-type="float">
            <text:p>0.9999985214</text:p>
          </table:table-cell>
          <table:table-cell table:formula="of:=[.M59]-[.O59]" office:value-type="float" office:value="0.000000318683989003476" calcext:value-type="float">
            <text:p>3.18683989003476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table:formula="of:=[.M60]/[.O60]" office:value-type="float" office:value="1.00001807440915" calcext:value-type="float">
            <text:p>1.0000180744</text:p>
          </table:table-cell>
          <table:table-cell table:formula="of:=[.M60]-[.O60]" office:value-type="float" office:value="0.00000114917167809425" calcext:value-type="float">
            <text:p>1.1491716780942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table:formula="of:=[.M61]/[.O61]" office:value-type="float" office:value="0.997781828262985" calcext:value-type="float">
            <text:p>0.9977818283</text:p>
          </table:table-cell>
          <table:table-cell table:formula="of:=[.M61]-[.O61]" office:value-type="float" office:value="-0.00000311741725113985" calcext:value-type="float">
            <text:p>-3.1174172511398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68]/[.O68]" office:value-type="float" office:value="1.00000000000637" calcext:value-type="float">
            <text:p>1</text:p>
          </table:table-cell>
          <table:table-cell table:formula="of:=[.M68]-[.O68]" office:value-type="float" office:value="0.00000000539796474186005" calcext:value-type="float">
            <text:p>5.39796474186005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69]/[.O69]" office:value-type="float" office:value="1.00000000000637" calcext:value-type="float">
            <text:p>1</text:p>
          </table:table-cell>
          <table:table-cell table:formula="of:=[.M69]-[.O69]" office:value-type="float" office:value="0.000000019470007828204" calcext:value-type="float">
            <text:p>1.9470007828204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70]/[.O70]" office:value-type="float" office:value="0.9999999999566" calcext:value-type="float">
            <text:p>1</text:p>
          </table:table-cell>
          <table:table-cell table:formula="of:=[.M70]-[.O70]" office:value-type="float" office:value="-0.0000000528098098584451" calcext:value-type="float">
            <text:p>-5.28098098584451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71]/[.O71]" office:value-type="float" office:value="0.999999726068967" calcext:value-type="float">
            <text:p>0.9999997261</text:p>
          </table:table-cell>
          <table:table-cell table:formula="of:=[.M71]-[.O71]" office:value-type="float" office:value="0.0000000590399290012478" calcext:value-type="float">
            <text:p>0.00000005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72]/[.O72]" office:value-type="float" office:value="1.00000334844595" calcext:value-type="float">
            <text:p>1.0000033484</text:p>
          </table:table-cell>
          <table:table-cell table:formula="of:=[.M72]-[.O72]" office:value-type="float" office:value="0.000000212897466794759" calcext:value-type="float">
            <text:p>2.12897466794759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73]/[.O73]" office:value-type="float" office:value="0.999587996758716" calcext:value-type="float">
            <text:p>0.9995879968</text:p>
          </table:table-cell>
          <table:table-cell table:formula="of:=[.M73]-[.O73]" office:value-type="float" office:value="-0.000000577982857139945" calcext:value-type="float">
            <text:p>-0.0000005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9:23:25.674296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0T12:41:58.499893222</dc:date>
    <dc:creator>Stacha Petrovic</dc:creator>
    <meta:editing-duration>P1DT3H22M2S</meta:editing-duration>
    <meta:editing-cycles>13</meta:editing-cycles>
    <meta:document-statistic meta:table-count="1" meta:cell-count="392" meta:object-count="0"/>
    <meta:user-defined meta:name="qrichtext">1</meta:user-defined>
  </office:meta>
</office:document-meta>
</file>